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6.75cm" fo:min-width="14.25cm"/>
    </style:style>
    <style:style style:name="gr2" style:family="graphic" style:parent-style-name="standard">
      <style:graphic-properties draw:stroke="solid" svg:stroke-color="#000000" draw:fill="none" draw:fill-color="#729fcf" loext:fill-use-slide-background="false" draw:textarea-horizontal-align="justify" draw:textarea-vertical-align="middle" draw:auto-grow-height="false" fo:min-height="1.33cm" fo:min-width="4.08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729fcf" loext:fill-use-slide-background="false" draw:textarea-horizontal-align="justify" draw:textarea-vertical-align="middle" draw:auto-grow-height="false" fo:min-height="1.33cm" fo:min-width="6.58cm"/>
      <style:paragraph-properties style:writing-mode="lr-tb"/>
    </style:style>
    <style:style style:name="gr4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Linienspitzen_20_5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Linienspitzen_20_6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0000" loext:opacity="100%" fo:background-color="transparent"/>
    </style:style>
    <style:style style:name="P3" style:family="paragraph">
      <loext:graphic-properties draw:fill="none" draw:fill-color="#729fcf"/>
      <style:paragraph-properties fo:text-align="center"/>
      <style:text-properties fo:color="#000000" loext:opacity="100%" loext:color-lum-mod="100%" loext:color-lum-off="0%" fo:background-color="transparen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5cm" svg:height="7cm" svg:x="7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75cm" svg:height="1.75cm" svg:x="7.25cm" svg:y="12.35cm">
          <text:p text:style-name="P2">Strea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75cm" svg:height="1.75cm" svg:x="16.75cm" svg:y="12.35cm">
          <text:p text:style-name="P2">Smart Ra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7.25cm" svg:height="1.75cm" svg:x="10.75cm" svg:y="7.8cm">
          <text:p text:style-name="P2">SyncFSToRaumf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2cm" svg:y1="13.225cm" svg:x2="16.75cm" svg:y2="13.225cm" draw:start-shape="id1" draw:start-glue-point="1" draw:end-shape="id2" draw:end-glue-point="3" svg:d="M12000 13225h4750" svg:viewBox="0 0 4751 1">
          <text:p/>
        </draw:connector>
        <draw:connector draw:style-name="gr5" draw:text-style-name="P1" draw:layer="layout" draw:type="lines" draw:line-skew="0.199cm -1.6cm" svg:x1="14.375cm" svg:y1="9.55cm" svg:x2="9.625cm" svg:y2="12.35cm" draw:start-shape="id3" draw:start-glue-point="2" draw:end-shape="id1" draw:end-glue-point="0" svg:d="M14375 9550v701l-4750-2v2101" svg:viewBox="0 0 4751 2801">
          <text:p/>
        </draw:connector>
        <draw:connector draw:style-name="gr6" draw:text-style-name="P1" draw:layer="layout" draw:type="lines" draw:line-skew="0.199cm -1.6cm" svg:x1="14.375cm" svg:y1="9.55cm" svg:x2="19.125cm" svg:y2="12.35cm" draw:start-shape="id3" draw:start-glue-point="2" draw:end-shape="id2" draw:end-glue-point="0" svg:d="M14375 9550v701l4750-2v2101" svg:viewBox="0 0 4751 2801">
          <text:p/>
        </draw:connector>
        <draw:frame draw:style-name="gr7" draw:text-style-name="P4" draw:layer="layout" svg:width="3.271cm" svg:height="0.763cm" svg:x="12.75cm" svg:y="10.287cm">
          <draw:text-box>
            <text:p><text:span text:style-name="T1">WiFi/Ethernet</text:span></text:p>
          </draw:text-box>
        </draw:frame>
        <draw:frame draw:style-name="gr7" draw:text-style-name="P4" draw:layer="layout" svg:width="4.346cm" svg:height="0.802cm" svg:x="12.054cm" svg:y="12.448cm">
          <draw:text-box>
            <text:p><text:span text:style-name="T1">Line Out </text:span><text:span text:style-name="T2">→</text:span><text:span text:style-name="T1"> Line I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3:04:05.424851605</meta:creation-date>
    <dc:date>2023-05-07T13:46:59.775304447</dc:date>
    <meta:editing-duration>PT42M54S</meta:editing-duration>
    <meta:editing-cycles>2</meta:editing-cycles>
    <meta:generator>LibreOffice/7.5.0.3$MacOSX_AARCH64 LibreOffice_project/c21113d003cd3efa8c53188764377a8272d9d6de</meta:generator>
    <meta:document-statistic meta:object-count="9"/>
  </office:meta>
</office:document-meta>
</file>